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style:text-underline-style="solid" style:text-underline-width="auto" style:text-underline-color="font-color"/>
    </style:style>
    <style:style style:name="P4" style:family="paragraph" style:parent-style-name="Standard">
      <style:text-properties fo:font-style="italic" style:font-style-asian="italic" style:font-style-complex="italic"/>
    </style:style>
    <style:style style:name="P5" style:family="paragraph" style:parent-style-name="Standard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Инсталляция шлюза OpenLAN Billing</text:p>
      <text:p text:style-name="Standard"/>
      <text:p text:style-name="P2">Необходимые пакеты:</text:p>
      <text:p text:style-name="Standard">freeradius-1.1.7_3 (с двойкой не пробовал)</text:p>
      <text:p text:style-name="Standard">lighttpd-1.4.20</text:p>
      <text:p text:style-name="Standard">mpd-5.2</text:p>
      <text:p text:style-name="Standard">mysql-client-5.0.75</text:p>
      <text:p text:style-name="Standard">mysql-server-5.0.75</text:p>
      <text:p text:style-name="Standard">perl-5.8.9</text:p>
      <text:p text:style-name="Standard">p5-DBD-mysql50-4.006</text:p>
      <text:p text:style-name="Standard">php5-5.2.8</text:p>
      <text:p text:style-name="Standard">php5-gd-5.2.8</text:p>
      <text:p text:style-name="Standard">php5-iconv-5.2.8</text:p>
      <text:p text:style-name="Standard">php5-mysqli-5.2.8</text:p>
      <text:p text:style-name="Standard">php5-session-5.2.8</text:p>
      <text:p text:style-name="Standard">sarg-2.2.5_1</text:p>
      <text:p text:style-name="Standard">squid-2.7.5</text:p>
      <text:p text:style-name="Standard">Номера минорных версий не критичны, естественно</text:p>
      <text:p text:style-name="Standard"/>
      <text:p text:style-name="P2">Порядок установки (приблизительный)</text:p>
      <text:p text:style-name="P3">Включаем сервисы в /etc/rc.conf:</text:p>
      <text:p text:style-name="Standard">mysql_enable="YES"</text:p>
      <text:p text:style-name="Standard">named_enable="YES"</text:p>
      <text:p text:style-name="Standard">lighttpd_enable="YES"</text:p>
      <text:p text:style-name="Standard">radiusd_enable="YES"</text:p>
      <text:p text:style-name="Standard">billd_enable="YES"</text:p>
      <text:p text:style-name="Standard">mpd_enable=”YES”</text:p>
      <text:p text:style-name="Standard"/>
      <text:p text:style-name="P3">Конфигурим mpd:</text:p>
      <text:p text:style-name="Standard">(/usr/local/etc/mpd5/mpd.conf)</text:p>
      <text:p text:style-name="Standard"/>
      <text:p text:style-name="P3">Конфигурим mysql:</text:p>
      <text:p text:style-name="Standard">(/etc/my.cnf)</text:p>
      <text:p text:style-name="Standard">сносим лишних юзеров</text:p>
      <text:p text:style-name="Standard"/>
      <text:p text:style-name="Standard">меняем пароль рута</text:p>
      <text:p text:style-name="Standard"/>
      <text:p text:style-name="Standard">заводим базу:</text:p>
      <text:p text:style-name="P4">create database billing;</text:p>
      <text:p text:style-name="Standard">заводим юзера для базы:</text:p>
      <text:p text:style-name="P4">grant all on billing.* to 'billadm'@'localhost' identified by 'password';</text:p>
      <text:p text:style-name="Standard">заливаем структуру:</text:p>
      <text:p text:style-name="Standard"># mysql -u root -p billing &lt; database_struct.sql</text:p>
      <text:p text:style-name="Standard">добавляем администратора ручками:</text:p>
      <text:p text:style-name="P4">insert into users(login,password,user_ip,debit,mlimit) values('admin','qwerty',inet_aton('192.168.6.1'),100,100);</text:p>
      <text:p text:style-name="Standard">добавляем хотя бы одну зону траффика:</text:p>
      <text:p text:style-name="P4">insert into allzones(ip,mask,dstport,comment) values(0,0,0,'Default zone');</text:p>
      <text:p text:style-name="P4">insert into groupnames(caption,ippoolid,mb_cost) values('All internet',1,1);</text:p>
      <text:p text:style-name="P4"><text:soft-page-break/>insert into zone_groups (zone_id,group_id,priority) values(1,1,500);</text:p>
      <text:p text:style-name="P3">Конфигурим lighttpd:</text:p>
      <text:p text:style-name="P4">touch /var/log/lighttpd.error.log</text:p>
      <text:p text:style-name="P4">touch /var/log/lighttpd.access.log</text:p>
      <text:p text:style-name="P4">chown www:www /var/log/lighttpd.*</text:p>
      <text:p text:style-name="P4">mkdir /var/run/lighttpd</text:p>
      <text:p text:style-name="P4">chown www:www /var/run/lighttpd</text:p>
      <text:p text:style-name="Standard">Правим lighttpd.conf:</text:p>
      <text:p text:style-name="Standard"/>
      <text:p text:style-name="P4">"mod_fastcgi",</text:p>
      <text:p text:style-name="P4">fastcgi.server <text:s text:c="12"/>= ( ".php" =&gt;</text:p>
      <text:p text:style-name="P4"><text:s text:c="31"/>( "localhost" =&gt;</text:p>
      <text:p text:style-name="P4"><text:s text:c="33"/>(</text:p>
      <text:p text:style-name="P4"><text:s text:c="35"/>"socket" =&gt; "/var/run/lighttpd/php-fastcgi.socket",</text:p>
      <text:p text:style-name="P4"><text:s text:c="35"/>"bin-path" =&gt; "/usr/local/bin/php-cgi"</text:p>
      <text:p text:style-name="P4"><text:s text:c="33"/>)</text:p>
      <text:p text:style-name="P4"><text:s text:c="31"/>)</text:p>
      <text:p text:style-name="P4"><text:s text:c="28"/>)</text:p>
      <text:p text:style-name="Standard"/>
      <text:p text:style-name="P4">server.use-ipv6 = "disable"</text:p>
      <text:p text:style-name="P4">$SERVER["socket"] == "192.168.1.1:80" { }</text:p>
      <text:p text:style-name="Standard"/>
      <text:p text:style-name="Standard">Конфигурим freeradius:</text:p>
      <text:p text:style-name="Standard">radiusd.conf</text:p>
      <text:p text:style-name="Standard">module = /usr/local/billing/authhandler/radius_mysql_passwords.pm если пароли в базе лежат</text:p>
      <text:p text:style-name="Standard"/>
      <text:p text:style-name="Standard">Файлы, которые необходимо проверить при смене внутреннего ip</text:p>
      <text:p text:style-name="Standard"/>
      <text:p text:style-name="Standard">/usr/local/etc/mpd5/mpd.conf</text:p>
      <text:p text:style-name="Standard">/usr/local/etc/lighttpd.conf</text:p>
      <text:p text:style-name="Standard">/usr/local/www/data/sarg/index.html</text:p>
      <text:p text:style-name="Standard">/etc/pf.conf</text:p>
      <text:p text:style-name="Standard"/>
      <text:p text:style-name="Standard"/>
      <text:p text:style-name="Standard">Файлы, которые необходимо проверить при смене внешнего i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"/>
    <style:font-face style:name="Nimbus Sans L" svg:font-family="'Nimbus Sans L'"/>
    <style:font-face style:name="Verdana" svg:font-family="Verdan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Verdana" style:font-size-asian="10.5pt" style:language-asian="zxx" style:country-asian="none" style:font-name-complex="Verdan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Verdana" style:font-size-asian="14pt" style:font-name-complex="Verdan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Nimbus Roman No9 L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Nimbus Roman No9 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Roman No9 L"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isha Doronin</meta:initial-creator>
    <meta:creation-date>2009-01-22T12:40:55</meta:creation-date>
    <dc:date>2009-01-23T02:04:54</dc:date>
    <dc:creator>Misha Doronin</dc:creator>
    <meta:editing-duration>PT01H55M16S</meta:editing-duration>
    <meta:editing-cycles>8</meta:editing-cycles>
    <meta:generator>OpenOffice.org/3.0$Unix OpenOffice.org_project/300m9$Build-9358</meta:generator>
    <meta:document-statistic meta:table-count="0" meta:image-count="0" meta:object-count="0" meta:page-count="2" meta:paragraph-count="70" meta:word-count="185" meta:character-count="2217"/>
    <meta:user-defined meta:name="Поле 1"/>
    <meta:user-defined meta:name="Поле 2"/>
    <meta:user-defined meta:name="Поле 3"/>
    <meta:user-defined meta:name="Поле 4"/>
  </office:meta>
</office:document-meta>
</file>